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30_12-10-14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30_18-57-41_000.jpg</text:p>
          </table:table-cell>
          <table:table-cell table:style-name="ce22" office:value-type="string">
            <text:p>:m 記録 / 身体 / 全身像 / 顔 / 様子 / time=夜；occasion=楽器演奏したあと（篠笛）</text:p>
          </table:table-cell>
          <table:table-cell table:style-name="ce4"/>
          <table:table-cell table:style-name="ce4"/>
          <table:table-cell table:style-name="ce4" office:value-type="string">
            <text:p>N-35-35-28.39508 E-139-34-50.039062</text:p>
          </table:table-cell>
          <table:table-cell table:style-name="ce34" table:formula="of:=IF([.E3]=&quot;&quot;;[.C3];CONCATENATE([.C3];&quot; / &quot;;[.E3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30_20-46-19_000.jpg</text:p>
          </table:table-cell>
          <table:table-cell table:style-name="ce17" office:value-type="string">
            <text:p>:m 食べた物</text:p>
          </table:table-cell>
          <table:table-cell table:style-name="ce33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1_02-48-40_000.jpg</text:p>
          </table:table-cell>
          <table:table-cell table:style-name="ce18" office:value-type="string">
            <text:p>:m :PHOTO 寝た時刻 / 2020 / オナニー、2:00ぐらいか、了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5]=&quot;&quot;;[.C5];CONCATENATE([.C5];&quot; / &quot;;[.E5]))" office:value-type="string" office:string-value=":m :PHOTO 寝た時刻 / 2020 / オナニー、2:00ぐらいか、了">
            <text:p>:m :PHOTO 寝た時刻 / 2020 / オナニー、2:00ぐらいか、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1_13-16-36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1_13-50-42_000.jpg</text:p>
          </table:table-cell>
          <table:table-cell table:style-name="ce22" office:value-type="string">
            <text:p>:m :? / マイクロ波：１種類だけか？（CO2に絡んで） || :m / 詭弁 / 表が真であることは、その裏が真であることを、必ずしも、保証しない || :m / 神とは何か；人とは、何か / other=sketch+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7]=&quot;&quot;;[.C7];CONCATENATE([.C7];&quot; / &quot;;[.E7]))" office:value-type="string" office:string-value=":m :? / マイクロ波：１種類だけか？（CO2に絡んで） || :m / 詭弁 / 表が真であることは、その裏が真であることを、必ずしも、保証しない || :m / 神とは何か；人とは、何か / other=sketch+">
            <text:p>:m :? / マイクロ波：１種類だけか？（CO2に絡んで） || :m / 詭弁 / 表が真であることは、その裏が真であることを、必ずしも、保証しない || :m / 神とは何か；人とは、何か / other=sketch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01_14-32-08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17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:m 東和 PHOTO / 201202w / 日吉駅 / 箕輪町計画I敷地 / ３名（２名相番、別所；１名、別作業） / 経塚工業（三井住友建設） / 資料：指示書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01_14-32-13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18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m 東和 PHOTO / 201202w / 日吉駅 / 箕輪町計画I敷地 / ３名（２名相番、別所；１名、別作業） / 経塚工業（三井住友建設） / 資料：指示書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01_14-32-44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m 東和 PHOTO / 201202w / 日吉駅 / 箕輪町計画I敷地 / ３名（２名相番、別所；１名、別作業） / 経塚工業（三井住友建設） / 資料：指示書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01_14-32-47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m 東和 PHOTO / 201202w / 日吉駅 / 箕輪町計画I敷地 / ３名（２名相番、別所；１名、別作業） / 経塚工業（三井住友建設） / 資料：指示書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01_14-33-00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m 東和 PHOTO / 201202w / 日吉駅 / 箕輪町計画I敷地 / ３名（２名相番、別所；１名、別作業） / 経塚工業（三井住友建設） / 資料：指示書">
            <text:p>:m 東和 PHOTO / 201202w / 日吉駅 / 箕輪町計画I敷地 / ３名（２名相番、別所；１名、別作業） / 経塚工業（三井住友建設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01_15-02-17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01_16-00-12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天気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14]=&quot;&quot;;[.C14];CONCATENATE([.C14];&quot; / &quot;;[.E14]))" office:value-type="string" office:string-value=":m 東和 PHOTO / 201202w / 日吉駅 / 箕輪町計画I敷地 / ３名（２名相番、別所；１名、別作業） / 経塚工業（三井住友建設） / 資料：天気">
            <text:p>:m 東和 PHOTO / 201202w / 日吉駅 / 箕輪町計画I敷地 / ３名（２名相番、別所；１名、別作業） / 経塚工業（三井住友建設） / 資料：天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01_16-00-39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地図</text:p>
          </table:table-cell>
          <table:table-cell table:style-name="ce19"/>
          <table:table-cell table:style-name="ce4"/>
          <table:table-cell table:style-name="ce4" office:value-type="string">
            <text:p>N-35-35-28.546142 E-139-34-48.940429</text:p>
          </table:table-cell>
          <table:table-cell table:style-name="ce34" table:formula="of:=IF([.E15]=&quot;&quot;;[.C15];CONCATENATE([.C15];&quot; / &quot;;[.E15]))" office:value-type="string" office:string-value=":m 東和 PHOTO / 201202w / 日吉駅 / 箕輪町計画I敷地 / ３名（２名相番、別所；１名、別作業） / 経塚工業（三井住友建設） / 資料：地図">
            <text:p>:m 東和 PHOTO / 201202w / 日吉駅 / 箕輪町計画I敷地 / ３名（２名相番、別所；１名、別作業） / 経塚工業（三井住友建設） / 資料：地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01_16-06-08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交通</text:p>
          </table:table-cell>
          <table:table-cell table:style-name="ce19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16]=&quot;&quot;;[.C16];CONCATENATE([.C16];&quot; / &quot;;[.E16]))" office:value-type="string" office:string-value=":m 東和 PHOTO / 201202w / 日吉駅 / 箕輪町計画I敷地 / ３名（２名相番、別所；１名、別作業） / 経塚工業（三井住友建設） / 資料：交通">
            <text:p>:m 東和 PHOTO / 201202w / 日吉駅 / 箕輪町計画I敷地 / ３名（２名相番、別所；１名、別作業） / 経塚工業（三井住友建設） / 資料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2-01_16-06-39_000.jpg</text:p>
          </table:table-cell>
          <table:table-cell table:style-name="ce22" office:value-type="string">
            <text:p>:m 東和 PHOTO / 201202w / 日吉駅 / 箕輪町計画I敷地 / ３名（２名相番、別所；１名、別作業） / 経塚工業（三井住友建設） / 資料：スケジュール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17]=&quot;&quot;;[.C17];CONCATENATE([.C17];&quot; / &quot;;[.E17]))" office:value-type="string" office:string-value=":m 東和 PHOTO / 201202w / 日吉駅 / 箕輪町計画I敷地 / ３名（２名相番、別所；１名、別作業） / 経塚工業（三井住友建設） / 資料：スケジュール">
            <text:p>:m 東和 PHOTO / 201202w / 日吉駅 / 箕輪町計画I敷地 / ３名（２名相番、別所；１名、別作業） / 経塚工業（三井住友建設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30_11-15-12_000.mp4</text:p>
          </table:table-cell>
          <table:table-cell table:style-name="ce8" office:value-type="string">
            <text:p>:VIDEO / @自宅 / メモ / kb,keyboard / 演奏、play / k-2020-1130-1 / genr=f-rev:composition-relay-6,for=ph-N,comment=~,code=Fm;Gm;Am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宅 / メモ / kb,keyboard / 演奏、play / k-2020-1130-1 / genr=f-rev:composition-relay-6,for=ph-N,comment=~,code=Fm;Gm;Am">
            <text:p>:VIDEO / @自宅 / メモ / kb,keyboard / 演奏、play / k-2020-1130-1 / genr=f-rev:composition-relay-6,for=ph-N,comment=~,code=Fm;Gm;A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30_11-32-29_000.mp4</text:p>
          </table:table-cell>
          <table:table-cell table:style-name="ce8" office:value-type="string">
            <text:p>:VIDEO / @自宅 / メモ / percussion / 演奏、play / c-2020-1130-1 / item=bottles:2,hitter=chopstick:2,pieces=1-patterns,genr=f-N,section=main,memo=~,tempo=100,other=new-hitting-pattern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宅 / メモ / percussion / 演奏、play / c-2020-1130-1 / item=bottles:2,hitter=chopstick:2,pieces=1-patterns,genr=f-N,section=main,memo=~,tempo=100,other=new-hitting-pattern">
            <text:p>:VIDEO / @自宅 / メモ / percussion / 演奏、play / c-2020-1130-1 / item=bottles:2,hitter=chopstick:2,pieces=1-patterns,genr=f-N,section=main,memo=~,tempo=100,other=new-hitting-patter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30_15-41-10_000.mp4</text:p>
          </table:table-cell>
          <table:table-cell table:style-name="ce8" office:value-type="string">
            <text:p>:VIDEO / @自宅 / メモ / kb,keyboard / 演奏、play / k-2020-1130-2 / genr=f-N:composition-relay-7:etude-of-Eflat,key=Ef,chor=Ef;F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宅 / メモ / kb,keyboard / 演奏、play / k-2020-1130-2 / genr=f-N:composition-relay-7:etude-of-Eflat,key=Ef,chor=Ef;F">
            <text:p>:VIDEO / @自宅 / メモ / kb,keyboard / 演奏、play / k-2020-1130-2 / genr=f-N:composition-relay-7:etude-of-Eflat,key=Ef,chor=Ef;F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30_17-45-07_000.mp4</text:p>
          </table:table-cell>
          <table:table-cell table:style-name="ce8" office:value-type="string">
            <text:p>:VIDEO / @自宅 / メモ / kb,keyboard / 演奏、play / k-2020-1130-3 / genr=f-rev:composition-relay-6,for=ph-N,comment=同時発音ではなく、ずらし発音,code=Fm;Gm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宅 / メモ / kb,keyboard / 演奏、play / k-2020-1130-3 / genr=f-rev:composition-relay-6,for=ph-N,comment=同時発音ではなく、ずらし発音,code=Fm;Gm">
            <text:p>:VIDEO / @自宅 / メモ / kb,keyboard / 演奏、play / k-2020-1130-3 / genr=f-rev:composition-relay-6,for=ph-N,comment=同時発音ではなく、ずらし発音,code=Fm;G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30_18-35-42_000.mp4</text:p>
          </table:table-cell>
          <table:table-cell table:style-name="ce8" office:value-type="string">
            <text:p>:VIDEO / @自室 / 記録 / jap.flute-bamboo / 演奏、play / b-2020-1130-1 / genr=tips:how-to:holing:指の上げ方、角度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IDEO / @自室 / 記録 / jap.flute-bamboo / 演奏、play / b-2020-1130-1 / genr=tips:how-to:holing:指の上げ方、角度">
            <text:p>:VIDEO / @自室 / 記録 / jap.flute-bamboo / 演奏、play / b-2020-1130-1 / genr=tips:how-to:holing:指の上げ方、角度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30_18-44-40_000.mp4</text:p>
          </table:table-cell>
          <table:table-cell table:style-name="ce8" office:value-type="string">
            <text:p>:VIDEO / @自室 / 記録 / jap.flute / 演奏、play / f-2020-1130-1 / genr=tips:how-to-blow:h-1;h-2:form-of-lips,other=demo,R=1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IDEO / @自室 / 記録 / jap.flute / 演奏、play / f-2020-1130-1 / genr=tips:how-to-blow:h-1;h-2:form-of-lips,other=demo,R=1">
            <text:p>:VIDEO / @自室 / 記録 / jap.flute / 演奏、play / f-2020-1130-1 / genr=tips:how-to-blow:h-1;h-2:form-of-lips,other=demo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30_19-00-03_000.mp4</text:p>
          </table:table-cell>
          <table:table-cell table:style-name="ce8" office:value-type="string">
            <text:p>:VIDEO / @自室 / 記録 / jap.flute / 演奏、play / f-2020-1130-2 / genr=tips:how-to-blow:h-2~&gt;1,R=2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VIDEO / @自室 / 記録 / jap.flute / 演奏、play / f-2020-1130-2 / genr=tips:how-to-blow:h-2~&gt;1,R=2">
            <text:p>:VIDEO / @自室 / 記録 / jap.flute / 演奏、play / f-2020-1130-2 / genr=tips:how-to-blow:h-2~&gt;1,R=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01_01-15-45_000.mp4</text:p>
          </table:table-cell>
          <table:table-cell table:style-name="ce8" office:value-type="string">
            <text:p>:VIDEO / @自宅 / メモ / kb,keyboard / 演奏、play / k-2020-1201-1 / genr=f-rev:composition-relay-6,for=ph-N,comment=経過音,code=Fm;Gm;Am</text:p>
          </table:table-cell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string" office:string-value=":VIDEO / @自宅 / メモ / kb,keyboard / 演奏、play / k-2020-1201-1 / genr=f-rev:composition-relay-6,for=ph-N,comment=経過音,code=Fm;Gm;Am">
            <text:p>:VIDEO / @自宅 / メモ / kb,keyboard / 演奏、play / k-2020-1201-1 / genr=f-rev:composition-relay-6,for=ph-N,comment=経過音,code=Fm;Gm;A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2">2020/12/02</text:date>, <text:time>17:3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2T17:30:05.71</dc:date>
    <dc:creator>iwabuchi ken</dc:creator>
    <meta:editing-duration>P28DT20H36M32S</meta:editing-duration>
    <meta:editing-cycles>10736</meta:editing-cycles>
    <meta:document-statistic meta:table-count="1" meta:cell-count="475" meta:object-count="0"/>
  </office:meta>
</office:document-meta>
</file>